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10" table:style-name="ta1">
        <table:shapes>
          <draw:frame draw:z-index="0" draw:style-name="gr1" draw:text-style-name="P1" svg:width="204.43mm" svg:height="114.99mm" svg:x="102.39mm" svg:y="1492.2mm">
            <loext:p draw:notify-on-update-of-ranges="fuel10.A1:fuel10.A351 fuel10.B1:fuel10.B3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1" calcext:value-type="float">
            <text:p>2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7" calcext:value-type="float">
            <text:p>21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9" calcext:value-type="float">
            <text:p>2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3" calcext:value-type="float">
            <text:p>2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4" calcext:value-type="float">
            <text:p>2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4" calcext:value-type="float">
            <text:p>2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8" calcext:value-type="float">
            <text:p>2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5" calcext:value-type="float">
            <text:p>2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8" calcext:value-type="float">
            <text:p>1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1" calcext:value-type="float">
            <text:p>1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" calcext:value-type="float">
            <text:p>1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1" calcext:value-type="float">
            <text:p>1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8" calcext:value-type="float">
            <text:p>1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1" calcext:value-type="float">
            <text:p>1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9" calcext:value-type="float">
            <text:p>17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7" calcext:value-type="float">
            <text:p>18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" calcext:value-type="float">
            <text:p>1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8" calcext:value-type="float">
            <text:p>1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8" calcext:value-type="float">
            <text:p>1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1" calcext:value-type="float">
            <text:p>1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0" calcext:value-type="float">
            <text:p>2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6" calcext:value-type="float">
            <text:p>2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0" calcext:value-type="float">
            <text:p>2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3" calcext:value-type="float">
            <text:p>2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2" calcext:value-type="float">
            <text:p>2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74" calcext:value-type="float">
            <text:p>27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0" calcext:value-type="float">
            <text:p>2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4" calcext:value-type="float">
            <text:p>1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5" calcext:value-type="float">
            <text:p>1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5" calcext:value-type="float">
            <text:p>2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0" calcext:value-type="float">
            <text:p>2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7" calcext:value-type="float">
            <text:p>2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4" calcext:value-type="float">
            <text:p>2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7" calcext:value-type="float">
            <text:p>2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3" calcext:value-type="float">
            <text:p>2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5" calcext:value-type="float">
            <text:p>3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4" calcext:value-type="float">
            <text:p>2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53" calcext:value-type="float">
            <text:p>3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55" calcext:value-type="float">
            <text:p>3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5" calcext:value-type="float">
            <text:p>3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8" calcext:value-type="float">
            <text:p>3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2" calcext:value-type="float">
            <text:p>2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21" calcext:value-type="float">
            <text:p>3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6" calcext:value-type="float">
            <text:p>2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19" calcext:value-type="float">
            <text:p>2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71" calcext:value-type="float">
            <text:p>37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20" calcext:value-type="float">
            <text:p>3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6" calcext:value-type="float">
            <text:p>30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55" calcext:value-type="float">
            <text:p>3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91" calcext:value-type="float">
            <text:p>3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12" calcext:value-type="float">
            <text:p>4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4" calcext:value-type="float">
            <text:p>4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68" calcext:value-type="float">
            <text:p>5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63" calcext:value-type="float">
            <text:p>5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78" calcext:value-type="float">
            <text:p>4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66" calcext:value-type="float">
            <text:p>4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41" calcext:value-type="float">
            <text:p>5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48" calcext:value-type="float">
            <text:p>5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90" calcext:value-type="float">
            <text:p>4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65" calcext:value-type="float">
            <text:p>4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22" calcext:value-type="float">
            <text:p>4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52" calcext:value-type="float">
            <text:p>3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1" calcext:value-type="float">
            <text:p>2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4" calcext:value-type="float">
            <text:p>2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3" calcext:value-type="float">
            <text:p>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2" calcext:value-type="float">
            <text:p>13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6" calcext:value-type="float">
            <text:p>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3" calcext:value-type="float">
            <text:p>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6" calcext:value-type="float">
            <text:p>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2" calcext:value-type="float">
            <text:p>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" calcext:value-type="float">
            <text:p>1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5" calcext:value-type="float">
            <text:p>1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0" calcext:value-type="float">
            <text:p>1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2" calcext:value-type="float">
            <text:p>1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1" calcext:value-type="float">
            <text:p>1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2" calcext:value-type="float">
            <text:p>14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7" calcext:value-type="float">
            <text:p>1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8" calcext:value-type="float">
            <text:p>1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4" calcext:value-type="float">
            <text:p>1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4" calcext:value-type="float">
            <text:p>1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5" calcext:value-type="float">
            <text:p>1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9" calcext:value-type="float">
            <text:p>15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2" calcext:value-type="float">
            <text:p>12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7" calcext:value-type="float">
            <text:p>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5" calcext:value-type="float">
            <text:p>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0" calcext:value-type="float">
            <text:p>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9" calcext:value-type="float">
            <text:p>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5" calcext:value-type="float">
            <text:p>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7" calcext:value-type="float">
            <text:p>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9" calcext:value-type="float">
            <text:p>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8" calcext:value-type="float">
            <text:p>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9" calcext:value-type="float">
            <text:p>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7" calcext:value-type="float">
            <text:p>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9" calcext:value-type="float">
            <text:p>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3" calcext:value-type="float">
            <text:p>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9" calcext:value-type="float">
            <text:p>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4" calcext:value-type="float">
            <text:p>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4" calcext:value-type="float">
            <text:p>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7" calcext:value-type="float">
            <text:p>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4" calcext:value-type="float">
            <text:p>5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5" calcext:value-type="float">
            <text:p>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5" calcext:value-type="float">
            <text:p>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5" calcext:value-type="float">
            <text:p>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5" calcext:value-type="float">
            <text:p>5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3" calcext:value-type="float">
            <text:p>4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3" calcext:value-type="float">
            <text:p>4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8" calcext:value-type="float">
            <text:p>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1" calcext:value-type="float">
            <text:p>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8" calcext:value-type="float">
            <text:p>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" calcext:value-type="float">
            <text:p>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" calcext:value-type="float">
            <text:p>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" calcext:value-type="float">
            <text:p>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" calcext:value-type="float">
            <text:p>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2:37:18.328708451</dc:date>
    <dc:creator>Joshua O'Leary</dc:creator>
    <meta:editing-duration>PT53S</meta:editing-duration>
    <meta:editing-cycles>1</meta:editing-cycles>
    <meta:document-statistic meta:table-count="1" meta:cell-count="15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44cm" svg:height="11.5cm" xlink:href=".." xlink:type="simple" chart:class="chart:scatter" chart:style-name="ch1">
        <chart:plot-area chart:style-name="ch2" table:cell-range-address="fuel10.A1:fuel10.B351" svg:x="1.419cm" svg:y="0.23cm" svg:width="18.617cm" svg:height="10.059cm">
          <chartooo:coordinate-region svg:x="2.226cm" svg:y="0.429cm" svg:width="17.53cm" svg:height="9.213cm"/>
          <chart:axis chart:dimension="x" chart:name="primary-x" chart:style-name="ch3">
            <chart:title svg:x="9.995cm" svg:y="10.519cm" chart:style-name="ch4">
              <text:p>Iterations</text:p>
            </chart:title>
          </chart:axis>
          <chart:axis chart:dimension="y" chart:name="primary-y" chart:style-name="ch3">
            <chart:title svg:x="0.451cm" svg:y="6.242cm" chart:style-name="ch5">
              <text:p>Cells on Fire</text:p>
            </chart:title>
            <chart:grid chart:style-name="ch6" chart:class="major"/>
          </chart:axis>
          <chart:series chart:style-name="ch7" chart:values-cell-range-address="fuel10.B1:fuel10.B351" chart:class="chart:scatter">
            <chart:domain table:cell-range-address="fuel10.A1:fuel10.A351"/>
            <chart:data-point chart:repeated="3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10.A1:fuel10.A351</svg:desc>
                </draw:g>
              </table:table-cell>
              <table:table-cell office:value-type="float" office:value="69">
                <text:p>69</text:p>
                <draw:g>
                  <svg:desc>fuel10.B1:fuel10.B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